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B0456710.png"/>
  <manifest:file-entry manifest:media-type="image/png" manifest:full-path="Pictures/100000000000031A00000253D1D2414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1-title">
      <style:graphic-properties draw:auto-grow-height="true" fo:min-height="3.506cm"/>
    </style:style>
    <style:style style:name="pr2" style:family="presentation" style:parent-style-name="Default1-subtitle">
      <style:graphic-properties draw:fill-color="#ffffff" draw:auto-grow-height="true" fo:min-height="13.859cm"/>
    </style:style>
    <style:style style:name="pr3" style:family="presentation" style:parent-style-name="Default1-notes">
      <style:graphic-properties draw:fill-color="#ffffff" draw:auto-grow-height="true" fo:min-height="12.572cm"/>
    </style:style>
    <style:style style:name="pr4" style:family="presentation" style:parent-style-name="Default1-title">
      <style:graphic-properties fo:min-height="3.506cm"/>
    </style:style>
    <style:style style:name="pr5" style:family="presentation" style:parent-style-name="Default1-outline1">
      <style:graphic-properties fo:min-height="13.859cm"/>
    </style:style>
    <style:style style:name="pr6" style:family="presentation" style:parent-style-name="Default1-notes">
      <style:graphic-properties draw:fill-color="#ffffff" fo:min-height="12.572cm"/>
    </style:style>
    <style:style style:name="pr7" style:family="presentation" style:parent-style-name="Default1-outline1">
      <style:graphic-properties fo:min-height="14.795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6.3999996185303pt"/>
    </style:style>
    <style:style style:name="T1" style:family="text">
      <style:text-properties fo:color="#bebeff"/>
    </style:style>
    <style:style style:name="T2" style:family="text">
      <style:text-properties fo:color="#ffffff"/>
    </style:style>
    <style:style style:name="T3" style:family="text">
      <style:text-properties fo:color="#ffd1d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3333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presentation:style-name="pr1" draw:layer="layout" svg:width="25.199cm" svg:height="3.506cm" svg:x="1.4cm" svg:y="0.837cm" presentation:class="title">
          <draw:text-box>
            <text:p>Free Tools for Content Creators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A brief presentation</text:p>
            <text:p text:style-name="P1">about “git” and “GitHub”</text:p>
            <text:p text:style-name="P1">by</text:p>
            <text:p text:style-name="P1">Peter Camilleri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2T1">
        <draw:frame presentation:style-name="pr4" draw:layer="layout" svg:width="25.199cm" svg:height="3.506cm" svg:x="1.4cm" svg:y="0.837cm" presentation:class="title">
          <draw:text-box>
            <text:p>Disclaimer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 have no association with the “git” team, GitHub, Microsoft, any Linux team, or Linus Torvalds.</text:p>
              </text:list-item>
              <text:list-item>
                <text:p>I'm not selling anything.</text:p>
              </text:list-item>
              <text:list-item>
                <text:p>I'm not looking for anything.</text:p>
              </text:list-item>
              <text:list-item>
                <text:p>I merely wish to raise awareness about some free software that I think is useful and beneficial.</text:p>
              </text:list-item>
              <text:list-item>
                <text:p>My target audience is people who create digital content, especially in written form.</text:p>
              </text:list-item>
              <text:list-item>
                <text:p>I am a member of the DPCUC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1" presentation:presentation-page-layout-name="AL2T1">
        <draw:frame presentation:style-name="pr4" draw:layer="layout" svg:width="25.199cm" svg:height="3.506cm" svg:x="1.4cm" svg:y="0.837cm" presentation:class="title">
          <draw:text-box>
            <text:p>What is “git”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it is a distributed version-control system for tracking changes in source content during creative development. Originally for coordinating work among programmers, it can be used to track changes in (almost) any set of files. </text:p>
              </text:list-item>
              <text:list-item>
                <text:p>Its goals include speed, data integrity, and support for distributed, non-linear workflow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1" presentation:presentation-page-layout-name="AL2T1">
        <draw:frame presentation:style-name="pr4" draw:layer="layout" svg:width="25.199cm" svg:height="3.506cm" svg:x="1.4cm" svg:y="0.837cm" presentation:class="title">
          <draw:text-box>
            <text:p>What is GitHub?</text:p>
          </draw:text-box>
        </draw:frame>
        <draw:frame presentation:style-name="pr7" draw:layer="layout" svg:width="25.199cm" svg:height="14.795cm" svg:x="1.4cm" svg:y="4.914cm" presentation:class="outline" presentation:user-transformed="true">
          <draw:text-box>
            <text:list text:style-name="L2">
              <text:list-item>
                <text:p>GitHub, Inc. is a US-based global company that provides hosting for software development and version control using “git”. It is part of Microsoft, which acquired the company in 2018.</text:p>
              </text:list-item>
              <text:list-item>
                <text:p>Public repositories have always been free. As of January 2019, GitHub offers unlimited private repositories to all plans, including free accounts.</text:p>
              </text:list-item>
              <text:list-item>
                <text:p>As of 2020, GitHub has <text:s/>40+ million users with than 100 million repositories (and at least 28 million public repositories), making it the largest host of source code in the world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1" presentation:presentation-page-layout-name="AL2T1">
        <draw:frame presentation:style-name="pr4" draw:layer="layout" svg:width="25.199cm" svg:height="3.506cm" svg:x="1.4cm" svg:y="0.837cm" presentation:class="title">
          <draw:text-box>
            <text:p>Where did “git” come from?</text:p>
          </draw:text-box>
        </draw:frame>
        <draw:frame presentation:style-name="pr5" draw:layer="layout" svg:width="25.199cm" svg:height="16.321cm" svg:x="1.4cm" svg:y="4.914cm" presentation:class="outline" presentation:user-transformed="true">
          <draw:text-box>
            <text:list text:style-name="L2">
              <text:list-item>
                <text:p>Git was initially created by Linus Torvalds, in 2005, for development of the Linux kernel. It was created to allow work on the Linux kernel to proceed.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1">Existing software packages to do this task were often expensive. Further all were slow and cumbersome. The Linux kernel was so large and complex that something better was needed.</text:span></text:p>
                  </text:list-item>
                </text:list>
              </text:list-item>
            </text:list>
            <text:list text:style-name="L2">
              <text:list-item>
                <text:p><text:span text:style-name="T2">The word “git” in English slang for an old, unpleasant person. </text:span></text:p>
              </text:list-item>
              <text:list-item>
                <text:p><text:span text:style-name="T2">To me, “git” is a productivity booster in line with the old expression “git 'er done!” or “Get it done”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1" presentation:presentation-page-layout-name="AL2T1">
        <draw:frame presentation:style-name="pr4" draw:layer="layout" svg:width="25.199cm" svg:height="3.506cm" svg:x="1.4cm" svg:y="0.837cm" presentation:class="title">
          <draw:text-box>
            <text:p>Why does “git” matter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eating content is hard work. Losing that work, and then having to do it all over again is so frustrating!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1">In 2007, my computer hard-drive suddenly failed. It cost nearly $2K to recover the data because I had no backup. All of my code was on that hard-drive.</text:span></text:p>
                  </text:list-item>
                  <text:list-item>
                    <text:p text:style-name="P1"><text:span text:style-name="T1">In 2016, it failed again with very different results.</text:span></text:p>
                  </text:list-item>
                  <text:list-item>
                    <text:p text:style-name="P1"><text:span text:style-name="T1">In 2018, Fred Fernbach gave a talk about Android application development and mentioned that he had lost 10 applications because of hard-drive troubles.</text:span></text:p>
                  </text:list-item>
                </text:list>
              </text:list-item>
            </text:list>
            <text:list text:style-name="L2">
              <text:list-item>
                <text:p><text:span text:style-name="T2">This got me thinking... I need to share this insight!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ere do I get “git”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Git is hosted at: <text:span text:style-name="T3"><text:a xlink:href="https://git-scm.com/">https://git-scm.com/</text:a></text:span> or Google “git”</text:p>
              </text:list-item>
              <text:list-item>
                <text:p>It is available for Linux, Unix, MAC OSX, Windows and Windows Portable. 32 or 64 bit.</text:p>
              </text:list-item>
              <text:list-item>
                <text:p>Yes it is FREE!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bluewithspiral" xlink:href="Pictures/100000000000032000000258B0456710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1-background" style:family="presentation">
      <style:graphic-properties draw:stroke="none" draw:fill="bitmap" draw:fill-image-name="bluewithspiral" draw:fill-image-width="0cm" draw:fill-image-height="0cm"/>
    </style:style>
    <style:style style:name="Default1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Default1-notes" style:family="presentation">
      <style:graphic-properties draw:stroke="none" draw:fill="none">
        <text:list-style style:name="Defaul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Default1-outline1" style:family="presentation">
      <style:graphic-properties draw:stroke="none" draw:fill="non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1-outline2" style:family="presentation" style:parent-style-name="Defaul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bluewithspiral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3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3"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5.199cm" svg:height="13.859cm" svg:x="1.4cm" svg:y="4.914cm" presentation:class="outline" presentation:placeholder="true">
        <draw:text-box/>
      </draw:frame>
      <draw:frame presentation:style-name="Mpr10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5.265cm" svg:height="10.476cm" svg:x="3.16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Camilleri</meta:initial-creator>
    <meta:creation-date>2020-03-10T15:52:25.30</meta:creation-date>
    <meta:editing-duration>PT7H44M57S</meta:editing-duration>
    <meta:editing-cycles>43</meta:editing-cycles>
    <dc:date>2020-03-11T14:21:24.24</dc:date>
    <dc:creator>Peter Camilleri</dc:creator>
    <meta:generator>OpenOffice/4.1.5$Win32 OpenOffice.org_project/415m1$Build-9789</meta:generator>
    <meta:document-statistic meta:object-count="82"/>
  </office:meta>
</office:document-meta>
</file>